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nux Biolinum G" officeooo:rsid="0003b235" officeooo:paragraph-rsid="0003b235"/>
    </style:style>
    <style:style style:name="P2" style:family="paragraph" style:parent-style-name="Standard">
      <style:text-properties style:font-name="Linux Biolinum G" fo:font-size="16pt" fo:font-weight="bold" officeooo:rsid="0003b235" officeooo:paragraph-rsid="0003b235" style:font-size-asian="14pt" style:font-weight-asian="bold" style:font-size-complex="16pt" style:font-weight-complex="bold"/>
    </style:style>
    <style:style style:name="P3" style:family="paragraph" style:parent-style-name="Standard">
      <style:text-properties style:font-name="Linux Biolinum G" fo:font-size="16pt" fo:font-weight="bold" officeooo:rsid="0009485c" officeooo:paragraph-rsid="0009485c" style:font-size-asian="14pt" style:font-weight-asian="bold" style:font-size-complex="16pt" style:font-weight-complex="bold"/>
    </style:style>
    <style:style style:name="P4" style:family="paragraph" style:parent-style-name="Standard">
      <style:text-properties style:font-name="Linux Biolinum G" fo:font-size="16pt" fo:font-weight="bold" officeooo:rsid="00095771" officeooo:paragraph-rsid="00095771" style:font-size-asian="14pt" style:font-weight-asian="bold" style:font-size-complex="16pt" style:font-weight-complex="bold"/>
    </style:style>
    <style:style style:name="P5" style:family="paragraph" style:parent-style-name="Standard">
      <style:text-properties style:font-name="Linux Biolinum G" fo:font-size="12pt" fo:font-weight="normal" officeooo:rsid="0003b235" officeooo:paragraph-rsid="0003b235" style:font-size-asian="10.5pt" style:font-weight-asian="normal" style:font-size-complex="12pt" style:font-weight-complex="normal"/>
    </style:style>
    <style:style style:name="P6" style:family="paragraph" style:parent-style-name="Standard">
      <style:text-properties style:font-name="Linux Biolinum G" fo:font-size="12pt" fo:font-weight="normal" officeooo:rsid="0003b235" officeooo:paragraph-rsid="0006e001" style:font-size-asian="10.5pt" style:font-weight-asian="normal" style:font-size-complex="12pt" style:font-weight-complex="normal"/>
    </style:style>
    <style:style style:name="P7" style:family="paragraph" style:parent-style-name="Standard">
      <style:text-properties style:font-name="Linux Biolinum G" fo:font-size="12pt" fo:font-weight="normal" officeooo:rsid="0009485c" officeooo:paragraph-rsid="0009485c" style:font-size-asian="10.5pt" style:font-weight-asian="normal" style:font-size-complex="12pt" style:font-weight-complex="normal"/>
    </style:style>
    <style:style style:name="P8" style:family="paragraph" style:parent-style-name="Standard">
      <style:text-properties style:font-name="Linux Biolinum G" fo:font-size="12pt" fo:font-weight="normal" officeooo:rsid="00095771" officeooo:paragraph-rsid="00095771" style:font-size-asian="10.5pt" style:font-weight-asian="normal" style:font-size-complex="12pt" style:font-weight-complex="normal"/>
    </style:style>
    <style:style style:name="P9" style:family="paragraph" style:parent-style-name="Standard">
      <style:text-properties style:font-name="Linux Biolinum G" fo:font-size="12pt" fo:font-weight="normal" officeooo:rsid="0009997f" officeooo:paragraph-rsid="0009997f" style:font-size-asian="10.5pt" style:font-weight-asian="normal" style:font-size-complex="12pt" style:font-weight-complex="normal"/>
    </style:style>
    <style:style style:name="P10" style:family="paragraph" style:parent-style-name="Standard">
      <style:text-properties style:font-name="Linux Biolinum G" fo:font-size="12pt" fo:font-weight="normal" officeooo:rsid="000a49dd" officeooo:paragraph-rsid="000a49dd" style:font-size-asian="10.5pt" style:font-weight-asian="normal" style:font-size-complex="12pt" style:font-weight-complex="normal"/>
    </style:style>
    <style:style style:name="P11" style:family="paragraph" style:parent-style-name="Standard">
      <style:text-properties style:font-name="Linux Biolinum G" fo:font-size="12pt" fo:font-weight="normal" officeooo:rsid="000b29e2" officeooo:paragraph-rsid="000b29e2" style:font-size-asian="10.5pt" style:font-weight-asian="normal" style:font-size-complex="12pt" style:font-weight-complex="normal"/>
    </style:style>
    <style:style style:name="P12" style:family="paragraph" style:parent-style-name="Standard">
      <style:text-properties style:font-name="Linux Biolinum G" fo:font-size="12pt" fo:font-weight="normal" officeooo:rsid="000c881a" officeooo:paragraph-rsid="000c881a" style:font-size-asian="10.5pt" style:font-weight-asian="normal" style:font-size-complex="12pt" style:font-weight-complex="normal"/>
    </style:style>
    <style:style style:name="P13" style:family="paragraph" style:parent-style-name="Standard">
      <style:text-properties style:font-name="Linux Biolinum G" fo:font-size="12pt" fo:font-weight="bold" officeooo:rsid="0009997f" officeooo:paragraph-rsid="0009997f" style:font-size-asian="10.5pt" style:font-weight-asian="bold" style:font-size-complex="12pt" style:font-weight-complex="bold"/>
    </style:style>
    <style:style style:name="P14" style:family="paragraph" style:parent-style-name="Standard">
      <style:text-properties style:font-name="Linux Biolinum G" fo:font-size="12pt" fo:font-weight="bold" officeooo:rsid="000a49dd" officeooo:paragraph-rsid="000a49dd" style:font-size-asian="10.5pt" style:font-weight-asian="bold" style:font-size-complex="12pt" style:font-weight-complex="bold"/>
    </style:style>
    <style:style style:name="P15" style:family="paragraph" style:parent-style-name="Standard">
      <style:text-properties style:font-name="Linux Biolinum G" fo:font-size="12pt" fo:font-weight="bold" officeooo:rsid="000b29e2" officeooo:paragraph-rsid="000b29e2" style:font-size-asian="10.5pt" style:font-weight-asian="bold" style:font-size-complex="12pt" style:font-weight-complex="bold"/>
    </style:style>
    <style:style style:name="P16" style:family="paragraph" style:parent-style-name="Standard">
      <style:text-properties style:font-name="Linux Biolinum G" fo:font-size="14pt" fo:font-weight="bold" officeooo:rsid="000ef92b" officeooo:paragraph-rsid="000ef92b" style:font-size-asian="12.25pt" style:font-weight-asian="bold" style:font-size-complex="14pt" style:font-weight-complex="bold"/>
    </style:style>
    <style:style style:name="P17" style:family="paragraph" style:parent-style-name="Standard">
      <style:text-properties officeooo:paragraph-rsid="0004e604"/>
    </style:style>
    <style:style style:name="P18" style:family="paragraph" style:parent-style-name="Standard">
      <style:text-properties style:font-name="Linux Biolinum G" fo:font-size="12pt" fo:font-weight="bold" officeooo:rsid="000c881a" officeooo:paragraph-rsid="000c881a" style:font-size-asian="10.5pt" style:font-weight-asian="bold" style:font-size-complex="12pt" style:font-weight-complex="bold"/>
    </style:style>
    <style:style style:name="P19" style:family="paragraph" style:parent-style-name="Standard">
      <style:text-properties style:font-name="Linux Biolinum G" fo:font-size="12pt" fo:font-weight="bold" officeooo:rsid="00105be1" officeooo:paragraph-rsid="00105be1" style:font-size-asian="10.5pt" style:font-weight-asian="bold" style:font-size-complex="12pt" style:font-weight-complex="bold"/>
    </style:style>
    <style:style style:name="P20" style:family="paragraph" style:parent-style-name="Standard">
      <style:text-properties style:font-name="Linux Biolinum G" fo:font-size="12pt" fo:font-weight="normal" officeooo:rsid="00105be1" officeooo:paragraph-rsid="00105be1" style:font-size-asian="10.5pt" style:font-weight-asian="normal" style:font-size-complex="12pt" style:font-weight-complex="normal"/>
    </style:style>
    <style:style style:name="P21" style:family="paragraph" style:parent-style-name="Standard">
      <style:text-properties style:font-name="Linux Biolinum G" fo:font-size="12pt" fo:font-weight="normal" officeooo:rsid="000ef92b" officeooo:paragraph-rsid="000ef92b" style:font-size-asian="10.5pt" style:font-weight-asian="normal" style:font-size-complex="12pt" style:font-weight-complex="normal"/>
    </style:style>
    <style:style style:name="P22" style:family="paragraph" style:parent-style-name="Standard">
      <style:text-properties style:font-name="Linux Biolinum G" fo:font-size="14pt" fo:font-weight="bold" officeooo:rsid="00105be1" officeooo:paragraph-rsid="00105be1" style:font-size-asian="12.25pt" style:font-weight-asian="bold" style:font-size-complex="14pt" style:font-weight-complex="bold"/>
    </style:style>
    <style:style style:name="P23" style:family="paragraph" style:parent-style-name="Standard">
      <style:text-properties officeooo:paragraph-rsid="00105be1"/>
    </style:style>
    <style:style style:name="T1" style:family="text">
      <style:text-properties officeooo:rsid="0004e604"/>
    </style:style>
    <style:style style:name="T2" style:family="text">
      <style:text-properties officeooo:rsid="0006e001"/>
    </style:style>
    <style:style style:name="T3" style:family="text">
      <style:text-properties style:font-name="Linux Biolinum G" officeooo:rsid="0006e001"/>
    </style:style>
    <style:style style:name="T4" style:family="text">
      <style:text-properties style:font-name="Linux Biolinum G" fo:font-size="12pt" fo:font-weight="bold" officeooo:rsid="00105be1" style:font-size-asian="10.5pt" style:font-weight-asian="bold" style:font-size-complex="12pt" style:font-weight-complex="bold"/>
    </style:style>
    <style:style style:name="T5" style:family="text">
      <style:text-properties style:font-name="Linux Biolinum G" fo:font-size="12pt" fo:font-weight="normal" officeooo:rsid="00105be1" style:font-size-asian="10.5pt" style:font-weight-asian="normal" style:font-size-complex="12pt" style:font-weight-complex="normal"/>
    </style:style>
    <style:style style:name="T6" style:family="text">
      <style:text-properties officeooo:rsid="00077f57"/>
    </style:style>
    <style:style style:name="T7" style:family="text">
      <style:text-properties officeooo:rsid="00091102"/>
    </style:style>
    <style:style style:name="T8" style:family="text">
      <style:text-properties officeooo:rsid="0009485c"/>
    </style:style>
    <style:style style:name="T9" style:family="text">
      <style:text-properties officeooo:rsid="00097152"/>
    </style:style>
    <style:style style:name="T10" style:family="text">
      <style:text-properties officeooo:rsid="000a49dd"/>
    </style:style>
    <style:style style:name="T11" style:family="text">
      <style:text-properties fo:font-weight="normal" style:font-weight-asian="normal" style:font-weight-complex="normal"/>
    </style:style>
    <style:style style:name="T12" style:family="text">
      <style:text-properties officeooo:rsid="000b29e2"/>
    </style:style>
    <style:style style:name="T13" style:family="text">
      <style:text-properties officeooo:rsid="000f7f36"/>
    </style:style>
    <style:style style:name="T14" style:family="text">
      <style:text-properties officeooo:rsid="00105b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TML Utility by Jake Systems</text:p>
      <text:p text:style-name="P1">Jake Lion, 2020</text:p>
      <text:p text:style-name="P1"><text:span text:style-name="T1">Email: </text:span><text:a xlink:type="simple" xlink:href="mailto:jake.systems.us@gmail.com" text:style-name="Internet_20_link" text:visited-style-name="Visited_20_Internet_20_Link">jake.systems.us@gmail.com</text:a></text:p>
      <text:p text:style-name="P17"><text:a xlink:type="simple" xlink:href="https://www.jakesystems.us/" text:style-name="Internet_20_link" text:visited-style-name="Visited_20_Internet_20_Link"><text:span text:style-name="T3">Website</text:span></text:a></text:p>
      <text:p text:style-name="P1"/>
      <text:p text:style-name="P1"/>
      <text:p text:style-name="P1"/>
      <text:p text:style-name="P2">About:</text:p>
      <text:p text:style-name="P6"><text:span text:style-name="T13">HTML Utility</text:span> is designed to create basic HTML files. You can use this for web-page development, or to create an HTML document. I designed this with the average user in mind, if you are someone who is experience with HTML, you are better off <text:span text:style-name="T1">writing the raw code yourself. If you just need to throw together a simple web-page, or you want </text:span><text:span text:style-name="T2">to</text:span> <text:span text:style-name="T1">create an HTML based document on the fly, this application is for you. </text:span><text:span text:style-name="T2">The application will only save files as HTML files, not HTM (Not that it really matters). </text:span></text:p>
      <text:p text:style-name="P6"/>
      <text:p text:style-name="P6"><text:span text:style-name="T2">I developed this with python, primarily using the python tkinter GUI library. HTML Utility is 32 bit so it </text:span><text:span text:style-name="T6">will run on any windows 10 version (I have not tested it on operating systems like windows 8 or windows 7). </text:span><text:span text:style-name="T7">Obviously, this means HTML Utility runs on x86 architecture, so no ARM CPUs. </text:span><text:span text:style-name="T8">You can expect smooth performance from HTML Utility, I do my best to keep it lightweight and easy to run. At this time, HTML Utility has no Linux support. This is because Windows is more widely used, and this is designed for the average user, who wouldn’t bother with Linux.</text:span></text:p>
      <text:p text:style-name="P4"/>
      <text:p text:style-name="P4"><text:span text:style-name="T9">Using Easy Web</text:span>:</text:p>
      <text:p text:style-name="P9">Upon starting Easy Web, you will see several text entry fields. If you are familiar with web development or how websites interact with web browsers, you will understand what type of input each one of these fields requires. <text:span text:style-name="T10">Below is a basic overview of each field and what type of input it requires, followed by more in depth explanations of each field.</text:span></text:p>
      <text:p text:style-name="P13"/>
      <text:p text:style-name="P14">Title: <text:span text:style-name="T11">Page title, shown in web browser tab, can be anything.</text:span></text:p>
      <text:p text:style-name="P10"/>
      <text:p text:style-name="P14">Page <text:span text:style-name="T12">A</text:span>uthor: <text:span text:style-name="T11">Credit the page author, can be anything.</text:span></text:p>
      <text:p text:style-name="P10"/>
      <text:p text:style-name="P14">Description: <text:span text:style-name="T11">Shown by web browser during keyword search, can be anything.</text:span></text:p>
      <text:p text:style-name="P10"/>
      <text:p text:style-name="P14">Heading: <text:span text:style-name="T11">Heading shown at the top of the page, can be anything.</text:span></text:p>
      <text:p text:style-name="P10"/>
      <text:p text:style-name="P14">Subheading: <text:span text:style-name="T11">Shown below the heading, can be anything.</text:span></text:p>
      <text:p text:style-name="P10"/>
      <text:p text:style-name="P15">Text Align: <text:span text:style-name="T11">Aligns all text elements, can be </text:span>left<text:span text:style-name="T11">,</text:span> right<text:span text:style-name="T11">,</text:span> <text:span text:style-name="T11">or </text:span>center. <text:span text:style-name="T11">*Note: this is field is case sensitive.</text:span></text:p>
      <text:p text:style-name="P11"/>
      <text:p text:style-name="P18">Keywords: <text:span text:style-name="T11">Define key search terms, search engines use these to decide if your website should be listed under a particular search. Can be anything, requires comma after each keyword.</text:span></text:p>
      <text:p text:style-name="P18"><text:span text:style-name="T11"/></text:p>
      <text:p text:style-name="P19">Paragraph: <text:span text:style-name="T11">The main text element for the document, can be anything</text:span></text:p>
      <text:p text:style-name="P19"><text:span text:style-name="T11"/></text:p>
      <text:p text:style-name="P19">Link: <text:span text:style-name="T11">Link for the viewer to visit</text:span></text:p>
      <text:p text:style-name="P19"><text:span text:style-name="T11"/></text:p>
      <text:p text:style-name="P23"><text:span text:style-name="T4">Link Name:</text:span><text:span text:style-name="T5"> Text to convert the link into a hyperlink</text:span></text:p>
      <text:p text:style-name="P12"/>
      <text:p text:style-name="P12">------------------------------------------------------------------------------------------------------------------------</text:p>
      <text:p text:style-name="P12"><text:soft-page-break/></text:p>
      <text:p text:style-name="P16">Title:</text:p>
      <text:p text:style-name="P21">The title element defines the page title for the browser. The title is listed in the browser tab, <text:span text:style-name="T14">This can be any string of characters. Note that most users will not see more than 8-10 characters due to tab size.</text:span></text:p>
      <text:p text:style-name="P21"/>
      <text:p text:style-name="P22">Page Author:</text:p>
      <text:p text:style-name="P20">This information will be used in citations of your document. The page author field can be any string of letters.</text:p>
      <text:p text:style-name="P22"/>
      <text:p text:style-name="P22">Description:</text:p>
      <text:p text:style-name="P22"/>
      <text:p text:style-name="P22">Heading:</text:p>
      <text:p text:style-name="P22"/>
      <text:p text:style-name="P22">Subheading:</text:p>
      <text:p text:style-name="P22"/>
      <text:p text:style-name="P22">Text Align<text:line-break/><text:line-break/>Keywords:</text:p>
      <text:p text:style-name="P22"/>
      <text:p text:style-name="P22">Paragraph:</text:p>
      <text:p text:style-name="P22"/>
      <text:p text:style-name="P22">Link:</text:p>
      <text:p text:style-name="P22"/>
      <text:p text:style-name="P22">Link Name:</text:p>
      <text:p text:style-name="P14"/>
      <text:p text:style-name="P8"/>
      <text:p text:style-name="P6"/>
      <text:p text:style-name="P6"/>
      <text:p text:style-name="P3">Legal Stuff:</text:p>
      <text:p text:style-name="P7">This software is closed source, I will not accept contributions of code into this software. You may not distribute this software in any way for any reason without the direct consent of <text:a xlink:type="simple" xlink:href="mailto:jake.systems.us@gmail.com" text:style-name="Internet_20_link" text:visited-style-name="Visited_20_Internet_20_Link">Jake Lion</text:a>. may no part of this software be otherwise bundled as part of any other package without explicit permission from <text:a xlink:type="simple" xlink:href="mailto:jake.systems.us@gmail.com" text:style-name="Internet_20_link" text:visited-style-name="Visited_20_Internet_20_Link">Jake Lion</text:a>.</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0-12-29T12:19:22.479000000</dc:date>
    <meta:editing-duration>PT20H46M11S</meta:editing-duration>
    <meta:editing-cycles>12</meta:editing-cycles>
    <meta:document-statistic meta:table-count="0" meta:image-count="0" meta:object-count="0" meta:page-count="2" meta:paragraph-count="33" meta:word-count="530" meta:character-count="3136" meta:non-whitespace-character-count="2637"/>
  </office:meta>
</office:document-meta>
</file>